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paragraph-rsid="0015c7f5"/>
    </style:style>
    <style:style style:name="T1" style:family="text">
      <style:text-properties officeooo:rsid="0015c7f5"/>
    </style:style>
    <style:style style:name="T2" style:family="text">
      <style:text-properties officeooo:rsid="0016decb"/>
    </style:style>
    <style:style style:name="T3" style:family="text">
      <style:text-properties officeooo:rsid="0018cec7"/>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transforms/modifiers/elements/rhetorical arcs <text:s/>= male external components added into the phase slots-transforms (3 total) phase 1= origin, phase 2 = expansion, stage 3 = nuance. Each transform contains 3 modifiers relative to the generalized context of their transform (3 transform = 3 lens to see and input structured according to desired inference domain specific whereas the female components of the engine is completely domain agnostic).<text:line-break/><text:line-break/>These modifiers are seated atop 9 pillars (3 per phase) these pillars are fractal specialists the emulate the transform phases in that each phase contains an origin relation to that stage of symbolic development (gives each arch its own past) an expansion of that stage of the arcs development to give it presence and a nuance to tie it all into cohesive structure. After the arc has processed through the phase then a middle agent take the 6 possible combinations of all 3 modifiers elements per triad per pipeline and decides for cohesiveness which modifier best suits risk, which one for reward and for relation it takes the percentage assigned to each , finds the difference (so if risk=20% and reward = 80% then the relational value would be 60%) and attaches that value to the element of the modifier assigned risk (20%) reward it tags with 80% and the pillar that is left will be the relational 60% ...(when this is decoded by the final output llm it will use a lorebook style cipher to determine exactly what bounds it can respond with in. so lets say the modifier for arc 1 phase = origin </text:span><text:span text:style-name="T2">pillar = origin</text:span><text:span text:style-name="T1"> </text:span><text:span text:style-name="T2">modifier = a element 1 ….expansion pillar, modifier b element 1, and nuance pillar modifier c element 1 = the first triadic summation (the origin triad) and lets say mod a = 20% RISK, mod c = 80% reward, leaving modifier b to inhabitable difference of mod a and mod c’s diff 60% when risks pillar (origin) is added to A=arc it looks like AA(mod a:risk = 20%) then passed to the next node which is expansion pillar mod b element 1 gets the 60% and the nuance pillar mod c reward 80% then the middle llm determines which of the 6 possible combinations given there context and weighting is the most logical coherent combination and passes it to phase 2. Once all 3 triadic equations have been decided then that same llm in anot</text:span><text:span text:style-name="T3">h</text:span><text:span text:style-name="T2">er fractal layer performs the exact same logic only instead of risk reward relation it allows the users use case and domain to give a weight to make the outputs more useful to them and this is done by means of the transforms and there placement within each phase<text:line-break/><text:line-break/></text:span>each <text:s text:c="153"/>arc accumulates coded attributes per node. the first three nodes coded bits are organized by the middle agent by examining the arc itself in relation to each bit according to the risk reward relation equation and then percentages are assigned to the bits as to how heavily they should influence the arc at this stage (order of bits is intrinsically important for the output llm to draw its inference) this is then a new string passed to the expansion phase and under that context is the new immutable arc so to speak. then that now solid arc is processed exactly the same under new context to grow the arc into a 2d from 1d idea metaphorically and then the nuance phase gives it depth metaphorically. then all three phases are audited by the middle agent nd then given a rank because we always give preference to one aspect other another in how we assess and communicate our thoughts to others.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5-05T00:40:00.853390864</meta:creation-date>
    <dc:date>2025-05-05T13:57:05.569724826</dc:date>
    <meta:editing-duration>PT11H52M4S</meta:editing-duration>
    <meta:editing-cycles>5</meta:editing-cycles>
    <meta:generator>LibreOffice/24.8.6.2$Linux_AARCH64 LibreOffice_project/480$Build-2</meta:generator>
    <meta:document-statistic meta:table-count="0" meta:image-count="0" meta:object-count="0" meta:page-count="1" meta:paragraph-count="1" meta:word-count="607" meta:character-count="3599" meta:non-whitespace-character-count="2836"/>
  </office:meta>
</office:document-meta>
</file>